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sans" svg:font-family="Lucidasans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">
      <style:text-properties fo:font-weight="bold" style:font-weight-asian="bold" style:font-weight-complex="bold"/>
    </style:style>
    <style:style style:name="P4" style:family="paragraph" style:parent-style-name="Text">
      <style:text-properties fo:font-weight="normal" style:font-weight-asian="normal" style:font-weight-complex="normal"/>
    </style:style>
    <style:style style:name="P5" style:family="paragraph" style:parent-style-name="Text" style:list-style-name="L2">
      <style:text-properties fo:font-weight="normal" style:font-weight-asian="normal" style:font-weight-complex="normal"/>
    </style:style>
    <style:style style:name="P6" style:family="paragraph" style:parent-style-name="Text" style:list-style-name="L3">
      <style:text-properties fo:font-weight="bold" style:font-weight-asian="bold" style:font-weight-complex="bold"/>
    </style:style>
    <style:style style:name="P7" style:family="paragraph" style:parent-style-name="Text" style:list-style-name="L3">
      <style:text-properties fo:font-weight="normal" style:font-weight-asian="normal" style:font-weight-complex="normal"/>
    </style:style>
    <style:style style:name="P8" style:family="paragraph" style:parent-style-name="Text" style:list-style-name="L3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)" style:num-format="a">
        <style:list-level-properties text:space-before="0.501cm" text:min-label-width="0.499cm"/>
      </text:list-level-style-number>
      <text:list-level-style-bullet text:level="3" text:style-name="Bullet_20_Symbols" style:num-prefix=" " style:num-suf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aldybos susirinkimo protokolas</text:h>
      <text:p text:style-name="P2">(2005-06-10)</text:p>
      <text:p text:style-name="P2"/>
      <text:p text:style-name="P3">Dalyvauja:</text:p>
      <text:p text:style-name="P4">Jaroslav Šatkevič </text:p>
      <text:p text:style-name="P4">Saulius Gražulis</text:p>
      <text:p text:style-name="P4">Tomas Jonušas</text:p>
      <text:p text:style-name="P4">Žilvinas Jančoras</text:p>
      <text:p text:style-name="P4">Albertas Agejevas</text:p>
      <text:p text:style-name="P4">Mykolas Okulič-Kazarinas (?)</text:p>
      <text:p text:style-name="P3"/>
      <text:p text:style-name="P3">Darbotvarkė:</text:p>
      <text:list text:style-name="L2">
        <text:list-item>
          <text:p text:style-name="P5">Narių tvirtinimas ir šalinimas</text:p>
        </text:list-item>
        <text:list-item>
          <text:p text:style-name="P5">Naujo AKL komiteto tvirtinimas</text:p>
        </text:list-item>
        <text:list-item>
          <text:p text:style-name="P5">AKL serveriai</text:p>
        </text:list-item>
        <text:list-item>
          <text:p text:style-name="P5">AKL strategija bei kuruojamų sričių pasiskirstimas</text:p>
        </text:list-item>
        <text:list-item>
          <text:p text:style-name="P5">Kiti klausimai</text:p>
        </text:list-item>
      </text:list>
      <text:p text:style-name="P4"/>
      <text:list text:style-name="L3">
        <text:list-item>
          <text:p text:style-name="P6">Narių tvirtinimas ir šalinimas</text:p>
          <text:list>
            <text:list-item>
              <text:p text:style-name="P7">Nariai, kurie daugiau 2-jų metų nemokėjo nario mokesčio (5 žm)</text:p>
            </text:list-item>
          </text:list>
        </text:list-item>
      </text:list>
      <text:p text:style-name="P4"><text:tab/><text:span text:style-name="T1">Nutarta: </text:span><text:span text:style-name="T2">šalinti iš organizacijos pranešant jiems apie galimybę vėl įstoti:<text:tab/>Darius Loktevič, Artūras Gudas, Eglė Kriaučiūnienė-Girinaitė, Sergej Porchun, Albertas Guščius.</text:span></text:p>
      <text:list text:style-name="L3" text:continue-numbering="true">
        <text:list-item>
          <text:list text:continue-numbering="true">
            <text:list-item>
              <text:p text:style-name="P7">Nariai kurie nemokėjo už 2004 metus</text:p>
            </text:list-item>
          </text:list>
        </text:list-item>
      </text:list>
      <text:p text:style-name="P4"><text:tab/><text:span text:style-name="T1">Nutarta: </text:span><text:span text:style-name="T2">įspėti.</text:span></text:p>
      <text:list text:style-name="L3" text:continue-numbering="true">
        <text:list-item>
          <text:list text:continue-numbering="true">
            <text:list-item>
              <text:p text:style-name="P7">Naujas narys: Marius Krasnauskas</text:p>
            </text:list-item>
          </text:list>
        </text:list-item>
      </text:list>
      <text:p text:style-name="P4"><text:tab/><text:span text:style-name="T1">Nutarta: priimti.</text:span><text:span text:style-name="T2">. </text:span></text:p>
      <text:list text:style-name="L3" text:continue-numbering="true">
        <text:list-item>
          <text:p text:style-name="P6">Manto Kriaučiūno komitetas („Linux ir kitos laisvos verslo ir namų programinės įrangos“ komitetas)</text:p>
          <text:list>
            <text:list-item>
              <text:p text:style-name="P7">Patvirtintas.</text:p>
            </text:list-item>
            <text:list-item>
              <text:p text:style-name="P7">Iki kito valdybos susirinkimo Mantas privalo pateikti veiklos apmatus (programą, tikslus...).</text:p>
            </text:list-item>
            <text:list-item>
              <text:p text:style-name="P7">Rekomenduojame komitetui organizuoti Lietuviškų Linux distribucijų kūrėjų susirinkimą.</text:p>
            </text:list-item>
            <text:list-item>
              <text:p text:style-name="P7">Rekomenduojamas trumpesnis pavadinimas. Pvz:</text:p>
              <text:list>
                <text:list-item>
                  <text:p text:style-name="P7">Linux komitetas</text:p>
                </text:list-item>
                <text:list-item>
                  <text:p text:style-name="P7">Laisvų programų komitetas</text:p>
                </text:list-item>
              </text:list>
            </text:list-item>
          </text:list>
        </text:list-item>
        <text:list-item>
          <text:p text:style-name="P6">AKL serveriai</text:p>
          <text:list>
            <text:list-item>
              <text:p text:style-name="P8">Nutarta:</text:p>
              <text:list>
                <text:list-item>
                  <text:p text:style-name="P7">Reikia atnaujinti pagrindinį AKL serverį (geležis)</text:p>
                  <text:list>
                    <text:list-item>
                      <text:p text:style-name="P7">Tomas pašnekės su IBM dėl paramos</text:p>
                    </text:list-item>
                    <text:list-item>
                      <text:p text:style-name="P7">Joro pašnekės su SAT dėl paramos</text:p>
                    </text:list-item>
                    <text:list-item>
                      <text:p text:style-name="P7">Mantas ankščiau siūlėsi pašnekėti su BMS dėl paramos</text:p>
                    </text:list-item>
                  </text:list>
                </text:list-item>
                <text:list-item>
                  <text:p text:style-name="P7">Paremti „LT-forge“ projektą</text:p>
                  <text:list>
                    <text:list-item>
                      <text:p text:style-name="P7">Duoti Dariui Dobrovolskiui accountą AK projektų serveryje (antras AKL serveris)</text:p>
                    </text:list-item>
                    <text:list-item>
                      <text:p text:style-name="P7">Suteikti vietos AK projektų serveryje (antras AKL serveris)</text:p>
                    </text:list-item>
                  </text:list>
                </text:list-item>
                <text:list-item>
                  <text:p text:style-name="P7">Valdyba patvirtina prioritetu serverių resursų plėtimą ir teikimą narių AK projektams</text:p>
                </text:list-item>
              </text:list>
            </text:list-item>
          </text:list>
        </text:list-item>
        <text:list-item>
          <text:p text:style-name="P6">AKL strategija bei kuruojamų sričių pasiskirstimas</text:p>
          <text:list>
            <text:list-item>
              <text:p text:style-name="P7">Tikslas: pasamdyti nuolatinį etatinį darbuotoją, atsakinga už:</text:p>
              <text:list>
                <text:list-item>
                  <text:p text:style-name="P7">Naujienas</text:p>
                </text:list-item>
                <text:list-item>
                  <text:p text:style-name="P7">Atsakymus telefonu ir el.paštu</text:p>
                </text:list-item>
                <text:list-item>
                  <text:p text:style-name="P7">Projektų rašymą/priežiūrą</text:p>
                </text:list-item>
                <text:list-item>
                  <text:p text:style-name="P7">Administravimą ir raštvedybą</text:p>
                </text:list-item>
              </text:list>
            </text:list-item>
            <text:list-item>
              <text:p text:style-name="P7">Kuruojamos sritys:</text:p>
              <text:list>
                <text:list-item>
                  <text:p text:style-name="P7">Autorinės teisės – Saulius Gražulis</text:p>
                </text:list-item>
                <text:list-item>
                  <text:p text:style-name="P7">Laisvos programos, Linux (Mantas Kriaučiūnas)</text:p>
                </text:list-item>
                <text:list-item>
                  <text:p text:style-name="P7">P.R, spauda – Mykolas (?)</text:p>
                </text:list-item>
                <text:list-item>
                  <text:p text:style-name="P7">Kontaktai su vyriausybę, parlamentu – Tomas Jonušas, Žilvinas Jančoras</text:p>
                </text:list-item>
                <text:list-item>
                  <text:p text:style-name="P7">Web, serveriai – Albertas Agejevas, Jaroslav Šatkevič, Ramūnas Lukaševičius</text:p>
                </text:list-item>
                <text:list-item>
                  <text:p text:style-name="P7">Comunity, meetai ... - Jaroslav Šatkevič</text:p>
                </text:list-item>
                <text:list-item>
                  <text:p text:style-name="P7">Švietimas (AK švietimo sistemoje) – Žilvinas Jančoras, Jaroslav Šatkevič</text:p>
                </text:list-item>
                <text:list-item>
                  <text:p text:style-name="P7">Finansai, fund-raising – Jaroslav Šatkevič, Tomas Jonušas</text:p>
                </text:list-item>
              </text:list>
            </text:list-item>
          </text:list>
        </text:list-item>
        <text:list-item>
          <text:p text:style-name="P6"><text:s/>Kiti klausimai</text:p>
          <text:list>
            <text:list-item>
              <text:p text:style-name="P8">Nutarta:</text:p>
              <text:list>
                <text:list-item>
                  <text:p text:style-name="P9">Valdybos susirenka 1 kartą per mėnesį. Kiekvieną pirmą mėnesio trečiadienį 17:30 val. (vieta: default Balti drambliai, jei nebus nutarta kitaip)</text:p>
                </text:list-item>
                <text:list-item>
                  <text:p text:style-name="P9">Valdybos susirinkimo protokolas bus siunčiamas į <text:a xlink:type="simple" xlink:href="mailto:nariai@akl.lt">nariai@akl.lt</text:a> el.pašto konferenciją.</text:p>
                </text:list-item>
                <text:list-item>
                  <text:p text:style-name="P9">Iki kito valdybos pokalbio pagalvoti apie vasaros meetą.</text:p>
                </text:list-item>
              </text:list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sans" svg:font-family="Lucidasans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font-name-asian="Arial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Title" style:next-style-name="Text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12cm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8$Linux OpenOffice.org_project/680$Build-8825</meta:generator>
    <meta:creation-date>2005-06-11T16:08:32</meta:creation-date>
    <dc:date>2005-07-08T01:09:03</dc:date>
    <dc:language>lt-LT</dc:language>
    <meta:editing-cycles>8</meta:editing-cycles>
    <meta:editing-duration>PT1H0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9" meta:word-count="307" meta:character-count="2440"/>
  </office:meta>
</office:document-meta>
</file>